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f3182" officeooo:paragraph-rsid="001f3182" style:font-size-asian="15pt" style:font-size-complex="15pt"/>
    </style:style>
    <style:style style:name="P2" style:family="paragraph" style:parent-style-name="Standard">
      <style:text-properties fo:font-size="15pt" officeooo:rsid="001fc7b1" officeooo:paragraph-rsid="001fc7b1" style:font-size-asian="15pt" style:font-size-complex="15pt"/>
    </style:style>
    <style:style style:name="T1" style:family="text">
      <style:text-properties officeooo:rsid="001fc7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/>Process is</text:p>
      <text:p text:style-name="P1">a) program in high level language kept on disk</text:p>
      <text:p text:style-name="P1">b) contents of main memory</text:p>
      <text:p text:style-name="P1">c) a program in execution</text:p>
      <text:p text:style-name="P1">d) a job in secondary memory</text:p>
      <text:p text:style-name="P1">Answer: a program in execution</text:p>
      <text:p text:style-name="P1"/>
      <text:p text:style-name="P1">2. <text:s/>Fork is</text:p>
      <text:p text:style-name="P1">a) the dispatching of a task</text:p>
      <text:p text:style-name="P1">b) the creation of a new job</text:p>
      <text:p text:style-name="P1">c) the creation of a new process</text:p>
      <text:p text:style-name="P1">d) None of these</text:p>
      <text:p text:style-name="P1">Answer: the creation of a new process</text:p>
      <text:p text:style-name="P1"/>
      <text:p text:style-name="P1">3. Thrashing</text:p>
      <text:p text:style-name="P1">a) can always be avoided by swapping</text:p>
      <text:p text:style-name="P1">b) always occurs on large computers</text:p>
      <text:p text:style-name="P1">c) can be caused by poor paging algorithm</text:p>
      <text:p text:style-name="P1">d) none of these</text:p>
      <text:p text:style-name="P1">Answer: none of these</text:p>
      <text:p text:style-name="P1"/>
      <text:p text:style-name="P1">4. interprocess communication</text:p>
      <text:p text:style-name="P1">a) is required for all processes</text:p>
      <text:p text:style-name="P1">b) is usually done via disk drives</text:p>
      <text:p text:style-name="P1">c) is never necessary</text:p>
      <text:p text:style-name="P1">d) allows processes to synchronize activity</text:p>
      <text:p text:style-name="P1">Answer: allows processes to synchronize activity</text:p>
      <text:p text:style-name="P1"/>
      <text:p text:style-name="P1">5. <text:span text:style-name="T1">A system program that loads the program to main memory</text:span></text:p>
      <text:p text:style-name="P2">a) assembler</text:p>
      <text:p text:style-name="P2">b) linker</text:p>
      <text:p text:style-name="P2">c) loader</text:p>
      <text:p text:style-name="P2">d) compiler</text:p>
      <text:p text:style-name="P2">Answer: loader</text:p>
      <text:p text:style-name="P2"/>
      <text:p text:style-name="P2">6. the principle of locality of reference justifies the use of</text:p>
      <text:p text:style-name="P2">a) reentrable </text:p>
      <text:p text:style-name="P2">b) non reusable</text:p>
      <text:p text:style-name="P2">c) virtual memory</text:p>
      <text:p text:style-name="P2">d) cache memory</text:p>
      <text:p text:style-name="P2">Answer: cache memory</text:p>
      <text:p text:style-name="P2"/>
      <text:p text:style-name="P2"><text:soft-page-break/>7. resolution of external memory reference is performed by</text:p>
      <text:p text:style-name="P2">a) linker</text:p>
      <text:p text:style-name="P2">b) loader</text:p>
      <text:p text:style-name="P2">c) compiler</text:p>
      <text:p text:style-name="P2">d) Assembler</text:p>
      <text:p text:style-name="P2">Answer: linker</text:p>
      <text:p text:style-name="P2"/>
      <text:p text:style-name="P2">8. which of the following are language processor</text:p>
      <text:p text:style-name="P2">a) assemblers</text:p>
      <text:p text:style-name="P2">b) compilers</text:p>
      <text:p text:style-name="P2">c) interpreters</text:p>
      <text:p text:style-name="P2">d) all of the above</text:p>
      <text:p text:style-name="P2">Answer: all of the above</text:p>
      <text:p text:style-name="P2"/>
      <text:p text:style-name="P2">9. Bug means</text:p>
      <text:p text:style-name="P2">a) A logical error in a program</text:p>
      <text:p text:style-name="P2">b) A difficult syntax error in a program</text:p>
      <text:p text:style-name="P2">c) all of theabove</text:p>
      <text:p text:style-name="P2">d) none of the above</text:p>
      <text:p text:style-name="P2">Answer: A logical error in a program</text:p>
      <text:p text:style-name="P2"/>
      <text:p text:style-name="P2">10. The memory allocation scheme subject to external fragmentation</text:p>
      <text:p text:style-name="P2">a) segmentation</text:p>
      <text:p text:style-name="P2">b) swapping</text:p>
      <text:p text:style-name="P2">c) pure demand paging</text:p>
      <text:p text:style-name="P2">d) none of the above</text:p>
      <text:p text:style-name="P2">Answer: segmentation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07:28:39.692829631</meta:creation-date>
    <dc:date>2019-11-18T07:51:07.660399782</dc:date>
    <meta:editing-duration>PT15S</meta:editing-duration>
    <meta:editing-cycles>1</meta:editing-cycles>
    <meta:generator>LibreOffice/5.3.1.2$Linux_X86_64 LibreOffice_project/30m0$Build-2</meta:generator>
    <meta:document-statistic meta:table-count="0" meta:image-count="0" meta:object-count="0" meta:page-count="2" meta:paragraph-count="60" meta:word-count="277" meta:character-count="1498" meta:non-whitespace-character-count="1278"/>
  </office:meta>
</office:document-meta>
</file>